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P9" style:parent-style-name="Textbody" style:list-style-name="LFO1" style:family="paragraph"/>
    <style:style style:name="P10" style:parent-style-name="Textbody" style:list-style-name="LFO1" style:family="paragraph"/>
    <style:style style:name="P11" style:parent-style-name="Textbody" style:list-style-name="LFO1" style:family="paragraph"/>
    <style:style style:name="P12" style:parent-style-name="Textbody" style:list-style-name="LFO1" style:family="paragraph"/>
    <style:style style:name="P13" style:parent-style-name="Textbody" style:list-style-name="LFO1" style:family="paragraph"/>
    <style:style style:name="P14" style:parent-style-name="Textbody" style:list-style-name="LFO1" style:family="paragraph"/>
    <style:style style:name="P15" style:parent-style-name="Textbody" style:list-style-name="LFO1" style:family="paragraph"/>
    <style:style style:name="P16" style:parent-style-name="Textbody" style:list-style-name="LFO2" style:family="paragraph"/>
    <style:style style:name="P17" style:parent-style-name="Textbody" style:list-style-name="LFO2" style:family="paragraph"/>
  </office:automatic-styles>
  <office:body>
    <office:text text:use-soft-page-breaks="true">
      <text:p text:style-name="P1">Js Encoder Specification</text:p>
      <text:p text:style-name="Subtitle">Introduction</text:p>
      <text:p text:style-name="Textbody">Js Encoder is a component that can be incorporated into a variety of programs to assist in text based data transfer. It works in streams pieced apart into blocks.</text:p>
      <text:p text:style-name="Textbody">Many values in progress of being<text:s/>parsed remain as strings until after they've been pieced out of the stream.</text:p>
      <text:p text:style-name="Textbody">An example<text:s/>data structure would be:<text:s/></text:p>
      <text:p text:style-name="Textbody">Stream<text:s/>= {</text:p>
      <text:p text:style-name="Textbody"><text:tab/>0 = {</text:p>
      <text:p text:style-name="Textbody"><text:tab/><text:tab/>0 = "My Name is PC!" (String),</text:p>
      <text:p text:style-name="Textbody"><text:tab/><text:tab/>1 = 800 (Integer),</text:p>
      <text:p text:style-name="Textbody"><text:tab/>},</text:p>
      <text:p text:style-name="Textbody"><text:tab/>1 = {</text:p>
      <text:p text:style-name="Textbody"><text:tab/><text:tab/>"Data1" (String) = 600.50 (Double),</text:p>
      <text:p text:style-name="Textbody"><text:tab/><text:tab/>"Data2" (String) = "true | false" (String),</text:p>
      <text:p text:style-name="Textbody"><text:tab/>},</text:p>
      <text:p text:style-name="Textbody"><text:tab/>2 = {</text:p>
      <text:p text:style-name="Textbody"><text:tab/><text:tab/>0 = {</text:p>
      <text:p text:style-name="Textbody"><text:tab/><text:tab/><text:tab/>0 = "My home." (String),</text:p>
      <text:p text:style-name="Textbody"><text:tab/><text:tab/><text:tab/>1 = True (Boolean),</text:p>
      <text:p text:style-name="Textbody"><text:tab/><text:tab/><text:tab/>2 = 1,000 (Integer),</text:p>
      <text:p text:style-name="Textbody"><text:tab/><text:tab/><text:tab/>3 = False (Boolean),</text:p>
      <text:p text:style-name="Textbody"><text:tab/><text:tab/>},</text:p>
      <text:p text:style-name="Textbody"><text:tab/>},</text:p>
      <text:p text:style-name="Textbody">}</text:p>
      <text:p text:style-name="Textbody">Such an example would be<text:s/>converted to:</text:p>
      <text:p text:style-name="Textbody">["My name is<text:s/>PC!";800;]||["Data1":600.50;"Data2":"true \| false";]||[["My home.";T;1000;F;];]||<text:s/></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Subtitle">Symbols</text:p>
      <text:p text:style-name="Textbody">The following symbols are used to interpret the stream.</text:p>
      <text:list text:style-name="LFO1" text:continue-numbering="true">
        <text:list-item>
          <text:p text:style-name="P2">| : The decoder stops decoding when it sees one of these, an error will be thrown if it doesn't find another one immediately after. It means that the decoder will proceed ignoring all other symbols until it finds a pair of these, and then return the error instead of the results it got to the output stream. Ends a value being worked on.</text:p>
        </text:list-item>
        <text:list-item>
          <text:p text:style-name="P3">|| : Tells the decoder that the block is over. It always expects the table stack to be empty, otherwise it outputs an error, and keeps going. This combination is always responded to no matter where it appears.</text:p>
        </text:list-item>
        <text:list-item>
          <text:p text:style-name="P4">[ : Begins a table block.</text:p>
        </text:list-item>
        <text:list-item>
          <text:p text:style-name="P5">] : Ends a table block. Ends a value<text:s/>being worked on.</text:p>
        </text:list-item>
        <text:list-item>
          <text:p text:style-name="P6">: : Tells the decoder that the first value is actually the key for a key-value pair, and that the next value is the value. Ends a value.</text:p>
        </text:list-item>
        <text:list-item>
          <text:p text:style-name="P7">; : Ends a value entry block allowing for another one. Ends a value being worked on.</text:p>
        </text:list-item>
        <text:list-item>
          <text:p text:style-name="P8">0123456789 : Any<text:s/>of these marks that a value is a 64-bit integer.</text:p>
        </text:list-item>
        <text:list-item>
          <text:p text:style-name="P9">. : A decimal point in a number marks that a 64-bit integer is actually a double precision float.</text:p>
        </text:list-item>
        <text:list-item>
          <text:p text:style-name="P10">T : This is treated as a true boolean, or bit 1.</text:p>
        </text:list-item>
        <text:list-item>
          <text:p text:style-name="P11">F : This is treated as a false boolean, or bit 0.</text:p>
        </text:list-item>
        <text:list-item>
          <text:p text:style-name="P12">N :<text:s/>This is treated as null or nothing.</text:p>
        </text:list-item>
        <text:list-item>
          <text:p text:style-name="P13">" : Tells the decoder to enter string mode treating every symbol except for this, "\", and "|" as a string character. Marking that the value is a string. Or if it's already in this mode, tells it to return to normal, marking the end of the string value.</text:p>
        </text:list-item>
        <text:list-item>
          <text:p text:style-name="P14">\ : Only works in strings, otherwise throws an error. It tells the decoder to treat the next character as a string character no matter what it is and then leaves itself out of the string.</text:p>
        </text:list-item>
        <text:list-item>
          <text:p text:style-name="P15"><text:s text:c="2"/>: This is a space character. It<text:s/>is ignored if the parser is not in the middle of a value or special sequence.</text:p>
        </text:list-item>
      </text:list>
      <text:p text:style-name="Subtitle">Definitions</text:p>
      <text:list text:style-name="LFO2" text:continue-numbering="true">
        <text:list-item>
          <text:p text:style-name="P16">Parsing Stack: It holds a stack of unfinished, nested tables with the last one being the one currently handled.</text:p>
        </text:list-item>
        <text:list-item>
          <text:p text:style-name="P17">Table: A multi-element value that can hold<text:s/>nearly any key-value pair.</text:p>
        </text:list-item>
      </text:list>
      <text:p text:style-name="Subtitle">Justin's Note</text:p>
      <text:p text:style-name="Textbody">I've been needing a decoder and encoder so bad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stin Law</dc:creator>
    <meta:creation-date>2009-04-16T11:32:00Z</meta:creation-date>
    <dc:date>2020-03-15T07:21:00Z</dc:date>
    <meta:template xlink:href="Normal.dotm" xlink:type="simple"/>
    <meta:editing-cycles>98</meta:editing-cycles>
    <meta:editing-duration>PT69120S</meta:editing-duration>
    <meta:user-defined meta:name="Info 1"/>
    <meta:user-defined meta:name="Info 2"/>
    <meta:user-defined meta:name="Info 3"/>
    <meta:user-defined meta:name="Info 4"/>
    <meta:document-statistic meta:page-count="2" meta:paragraph-count="5" meta:word-count="420" meta:character-count="2814" meta:row-count="19" meta:non-whitespace-character-count="2399"/>
  </office:meta>
</office:document-meta>
</file>